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B000001C09C46DA504B53C5B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adornments="Bold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4cm" fo:min-width="15.25cm"/>
    </style:style>
    <style:style style:name="gr2" style:family="graphic" style:parent-style-name="standard">
      <style:graphic-properties draw:stroke="none" svg:stroke-color="#000000" draw:fill="none" draw:fill-color="#ffffff" fo:min-height="4.25cm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2.5cm" fo:min-width="10.25cm"/>
    </style:style>
    <style:style style:name="gr4" style:family="graphic" style:parent-style-name="standard">
      <style:graphic-properties draw:stroke="none" svg:stroke-color="#000000" draw:fill="none" draw:fill-color="#ffffff" fo:min-height="4.321cm"/>
      <style:paragraph-properties style:writing-mode="lr-tb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2.5cm" fo:min-width="11.25cm"/>
    </style:style>
    <style:style style:name="gr6" style:family="graphic" style:parent-style-name="standard">
      <style:graphic-properties draw:stroke="none" svg:stroke-color="#000000" draw:fill="none" draw:fill-color="#ffffff" fo:min-height="3.241cm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2.75cm" fo:min-width="11.62cm"/>
    </style:style>
    <style:style style:name="gr8" style:family="graphic" style:parent-style-name="standard">
      <style:graphic-properties draw:stroke="none" svg:stroke-color="#000000" draw:fill="none" draw:fill-color="#ffffff" fo:min-height="3.532cm"/>
      <style:paragraph-properties style:writing-mode="lr-tb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3.75cm" fo:min-width="17.37cm"/>
    </style:style>
    <style:style style:name="gr10" style:family="graphic" style:parent-style-name="standard">
      <style:graphic-properties draw:stroke="none" svg:stroke-color="#000000" draw:fill="none" draw:fill-color="#ffffff" fo:min-height="3.459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end"/>
      <style:text-properties fo:font-size="22pt" style:font-size-asian="22pt" style:font-size-complex="22pt"/>
    </style:style>
    <style:style style:name="P4" style:family="paragraph">
      <loext:graphic-properties draw:fill="none" draw:fill-color="#ffffff"/>
      <style:paragraph-properties fo:text-align="end"/>
      <style:text-properties fo:font-size="22pt" style:font-size-asian="22pt" style:font-size-complex="22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</style:style>
    <style:style style:name="P9" style:family="paragraph">
      <style:paragraph-properties fo:text-align="center"/>
      <style:text-properties fo:font-size="22pt" style:font-size-asian="22pt" style:font-size-complex="22pt"/>
    </style:style>
    <style:style style:name="P10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75cm" svg:height="4.25cm" svg:x="0.5cm" svg:y="0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7.5cm" svg:height="4.959cm" svg:x="0.083cm" svg:y="0.25cm">
          <draw:text-box>
            <text:p>ΟΤΑΝ Ο ΧΡΗΣΤΗΣ ΒΓΑΖΕΙ ΦΩΤΟΓΡΑΦΙΑ Η ΕΦΑΡΜΟΓΗ ΘΑ ΕΛΕΓΧΕΙ ΑΝ ΕΙΝΑΙ ΣΤΟ ΕΘΝΙΚΟ ΠΑΡΚΟ Ή ΟΧΙ...</text:p>
          </draw:text-box>
        </draw:frame>
        <draw:custom-shape draw:style-name="gr3" draw:text-style-name="P1" draw:layer="layout" svg:width="10.75cm" svg:height="2.75cm" svg:x="6.5cm" svg:y="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0.5cm" svg:height="4.571cm" svg:x="7.374cm" svg:y="4.374cm">
          <draw:text-box>
            <text:p text:style-name="P3"><text:span text:style-name="T1">ΕΝΤΑΞΕΙ, ΜΙΑ ΑΠΛΗ GIS ΑΝΑΖΗΤΗΣΗ, ΔΩΣΕ ΜΟΥ ΜΕΡΙΚΕΣ ΩΡΕΣ.</text:span></text:p>
          </draw:text-box>
        </draw:frame>
        <draw:custom-shape draw:style-name="gr5" draw:text-style-name="P1" draw:layer="layout" svg:width="11.75cm" svg:height="2.75cm" svg:x="0.25cm" svg:y="8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0.5cm" svg:height="3.491cm" svg:x="0.25cm" svg:y="7.759cm">
          <draw:text-box>
            <text:p text:style-name="P5"><text:span text:style-name="T1">...ΚΑΙ ΘΑ ΕΛΕΓΧΕΙ ΑΝ Η ΦΩΤΟΓΡΑΦΙΑ ΕΙΝΑΙ ΕΝΟΣ ΠΟΥΛΙΟΥ.</text:span></text:p>
          </draw:text-box>
        </draw:frame>
        <draw:custom-shape draw:style-name="gr7" draw:text-style-name="P1" draw:layer="layout" svg:width="12.12cm" svg:height="3cm" svg:x="5.13cm" svg:y="11.5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9.87cm" svg:height="3.782cm" svg:x="8cm" svg:y="11cm">
          <draw:text-box>
            <text:p text:style-name="P7">ΘΑ ΧΡΕΙΑΣΤΩ ΜΙΑ ΟΜΑΔΑ ΕΡΕΥΝΑΣ ΚΑΙ 5 ΧΡΟΝΙΑ.</text:p>
          </draw:text-box>
        </draw:frame>
        <draw:custom-shape draw:style-name="gr9" draw:text-style-name="P1" draw:layer="layout" svg:width="17.87cm" svg:height="4cm" svg:x="0cm" svg:y="26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8.454cm" svg:height="3.709cm" svg:x="-0.204cm" svg:y="26.291cm">
          <draw:text-box>
            <text:p text:style-name="P9"><text:span text:style-name="T1">ΣΤΗΝ Ε.Υ., ΕΙΝΑΙ ΔΥΣΚΟΛΟ ΝΑ ΕΞΗΓΗΣΕΙΣ ΤΗΝ ΔΙΑΦΟΡΑ ΑΝΑΜΕΣΑ ΣΤΟ ΕΥΚΟΛΟ ΚΑΙ ΤΟ ΣΧΕΔΟΝ ΑΔΥΝΑΤΟ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adornments="Bold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10B000001C09C46DA504B53C5BB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omic Sans MS" fo:font-family="'Comic Sans MS'" style:font-style-name="Bold" style:font-family-generic="script" style:font-pitch="variable" fo:font-size="24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87cm" fo:page-height="3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3T17:24:57.882724644</meta:creation-date>
    <dc:date>2023-06-03T17:43:33.342082768</dc:date>
    <meta:editing-duration>PT6M4S</meta:editing-duration>
    <meta:editing-cycles>2</meta:editing-cycles>
    <meta:generator>LibreOffice/7.3.7.2$Linux_X86_64 LibreOffice_project/30$Build-2</meta:generator>
    <meta:document-statistic meta:object-count="10"/>
  </office:meta>
</office:document-meta>
</file>